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4" style:family="graphic" style:parent-style-name="standard">
      <style:graphic-properties draw:textarea-horizontal-align="left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9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family="Arial" style:font-family-generic="swiss" style:font-pitch="variable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2" draw:id="id6" draw:layer="layout" svg:width="5cm" svg:height="1cm" svg:x="7.5cm" svg:y="16cm">
          <text:p text:style-name="P1"><text:span text:style-name="T1">Nível de linguagem orientada</text:span></text:p>
          <text:p text:style-name="P1"><text:span text:style-name="T1">para problem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5cm" svg:height="1cm" svg:x="7.5cm" svg:y="18cm">
          <text:p text:style-name="P1"><text:span text:style-name="T1">Nível de linguagem de</text:span></text:p>
          <text:p text:style-name="P1"><text:span text:style-name="T1">montag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5cm" svg:height="1cm" svg:x="7.5cm" svg:y="20cm">
          <text:p text:style-name="P1"><text:span text:style-name="T1">Nível de sistema operacion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5cm" svg:height="1cm" svg:x="7.5cm" svg:y="22cm">
          <text:p text:style-name="P1"><text:span text:style-name="T1">Nível de máquina</text:span></text:p>
          <text:p text:style-name="P1"><text:span text:style-name="T1">convencion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5cm" svg:height="1cm" svg:x="7.5cm" svg:y="24cm">
          <text:p text:style-name="P1"><text:span text:style-name="T1">Nível de microprogramaçã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5cm" svg:height="1cm" svg:x="7.5cm" svg:y="26cm">
          <text:p text:style-name="P1"><text:span text:style-name="T1">Nível de lógica digit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9.999cm" svg:y1="25cm" svg:x2="9.999cm" svg:y2="26cm" draw:start-shape="id1" draw:start-glue-point="6" draw:end-shape="id2" draw:end-glue-point="4">
          <text:p text:style-name="P4"/>
        </draw:connector>
        <draw:connector draw:style-name="gr2" draw:text-style-name="P3" draw:layer="layout" svg:x1="9.999cm" svg:y1="23cm" svg:x2="9.999cm" svg:y2="24cm" draw:start-shape="id3" draw:start-glue-point="6" draw:end-shape="id1" draw:end-glue-point="4">
          <text:p text:style-name="P4"/>
        </draw:connector>
        <draw:connector draw:style-name="gr2" draw:text-style-name="P3" draw:layer="layout" svg:x1="9.999cm" svg:y1="21cm" svg:x2="9.999cm" svg:y2="22cm" draw:start-shape="id4" draw:start-glue-point="6" draw:end-shape="id3" draw:end-glue-point="4">
          <text:p text:style-name="P4"/>
        </draw:connector>
        <draw:connector draw:style-name="gr2" draw:text-style-name="P3" draw:layer="layout" svg:x1="9.999cm" svg:y1="19cm" svg:x2="9.999cm" svg:y2="20cm" draw:start-shape="id5" draw:start-glue-point="6" draw:end-shape="id4" draw:end-glue-point="4">
          <text:p text:style-name="P4"/>
        </draw:connector>
        <draw:connector draw:style-name="gr2" draw:text-style-name="P3" draw:layer="layout" svg:x1="9.999cm" svg:y1="17cm" svg:x2="9.999cm" svg:y2="18cm" draw:start-shape="id6" draw:start-glue-point="6" draw:end-shape="id5" draw:end-glue-point="4">
          <text:p text:style-name="P4"/>
        </draw:connector>
        <draw:frame draw:style-name="gr3" draw:text-style-name="P2" draw:layer="layout" svg:width="2cm" svg:height="1cm" svg:x="5cm" svg:y="16cm">
          <draw:text-box>
            <text:p text:style-name="P1"><text:span text:style-name="T1">Nível 5</text:span></text:p>
          </draw:text-box>
        </draw:frame>
        <draw:frame draw:style-name="gr3" draw:text-style-name="P2" draw:layer="layout" svg:width="2cm" svg:height="1cm" svg:x="5cm" svg:y="18cm">
          <draw:text-box>
            <text:p text:style-name="P1"><text:span text:style-name="T1">Nível 4</text:span></text:p>
          </draw:text-box>
        </draw:frame>
        <draw:frame draw:style-name="gr3" draw:text-style-name="P2" draw:layer="layout" svg:width="2cm" svg:height="1cm" svg:x="5cm" svg:y="20cm">
          <draw:text-box>
            <text:p text:style-name="P1"><text:span text:style-name="T1">Nível 3</text:span></text:p>
          </draw:text-box>
        </draw:frame>
        <draw:frame draw:style-name="gr3" draw:text-style-name="P2" draw:layer="layout" svg:width="2cm" svg:height="1cm" svg:x="5cm" svg:y="22cm">
          <draw:text-box>
            <text:p text:style-name="P1"><text:span text:style-name="T1">Nível 2</text:span></text:p>
          </draw:text-box>
        </draw:frame>
        <draw:frame draw:style-name="gr3" draw:text-style-name="P2" draw:layer="layout" svg:width="2cm" svg:height="1cm" svg:x="5cm" svg:y="24cm">
          <draw:text-box>
            <text:p text:style-name="P1"><text:span text:style-name="T1">Nível 1</text:span></text:p>
          </draw:text-box>
        </draw:frame>
        <draw:frame draw:style-name="gr3" draw:text-style-name="P2" draw:layer="layout" svg:width="2cm" svg:height="1cm" svg:x="5cm" svg:y="26cm">
          <draw:text-box>
            <text:p text:style-name="P1"><text:span text:style-name="T1">Nível 0</text:span></text:p>
          </draw:text-box>
        </draw:frame>
        <draw:custom-shape draw:style-name="gr4" draw:text-style-name="P1" draw:layer="layout" svg:width="1cm" svg:height="10.5cm" svg:x="3.5cm" svg:y="16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2.5cm" svg:height="2.25cm" svg:x="1.5cm" svg:y="20.75cm">
          <draw:text-box>
            <text:p text:style-name="P1">Maior<text:line-break/>velocidade<text:line-break/>de emulação</text:p>
          </draw:text-box>
        </draw:frame>
        <draw:custom-shape draw:style-name="gr4" draw:text-style-name="P1" draw:layer="layout" svg:width="1cm" svg:height="10.5cm" svg:x="14cm" svg:y="16cm">
          <text:p text:style-name="P4"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2.5cm" svg:height="2.25cm" svg:x="15cm" svg:y="20.75cm">
          <draw:text-box>
            <text:p text:style-name="P1">Maior<text:line-break/>precisão<text:line-break/>na emulaçã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Tahoma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9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09T11:13:08</meta:creation-date>
    <dc:creator>andre</dc:creator>
    <dc:date>2006-11-12T10:28:01</dc:date>
    <dc:language>pt-BR</dc:language>
    <meta:editing-cycles>4</meta:editing-cycles>
    <meta:editing-duration>PT15M47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